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Times New Roman1" style:font-size-asian="11pt" style:font-name-complex="Calibri" style:font-size-complex="11pt"/>
    </style:style>
    <style:style style:name="P2" style:family="paragraph" style:parent-style-name="Standard">
      <style:text-properties style:font-name="Arial" fo:font-size="11pt" fo:font-weight="bold" style:font-name-asian="Times New Roman1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text-properties style:font-name="Arial" fo:font-size="11pt" style:font-name-asian="Times New Roman1" style:font-size-asian="11pt" style:font-name-complex="Calibri" style:font-size-complex="11pt"/>
    </style:style>
    <style:style style:name="P4" style:family="paragraph" style:parent-style-name="Standard">
      <style:text-properties style:font-name="Arial" fo:font-size="11pt" fo:font-weight="bold" style:font-name-asian="Times New Roman1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/75<text:line-break/>Presentation: /20<text:line-break/><text:line-break/>(5 points) As an application user, I want to register and make a profile.<text:line-break/>- <text:s text:c="3"/>e.g. name, location, beers, breweries and other tastes that might affect beer preference.</text:p>
      <text:p text:style-name="P1"><text:span text:style-name="T1">DONE</text:span><text:line-break/><text:line-break/>(7.5 points) As an application user, I want to fill out a survey consisting of questions regarding beer preferences and personal preferences.</text:p>
      <text:p text:style-name="P1"><text:span text:style-name="T1">DONE</text:span><text:line-break/><text:line-break/>t(15 points) As an application user, I want my survey response to provide information that the application will use to make beer recommendations to me, so that I can be matched properly.</text:p>
      <text:p text:style-name="P1"><text:span text:style-name="T1">DONE</text:span><text:line-break/><text:line-break/>t(10 points) As an application user, I want the quality of my recommendations to be visualized in a chart and/or graph and/or icons, so that I can see why I was matched.</text:p>
      <text:p text:style-name="P2">DONE</text:p>
      <text:p text:style-name="P1"><text:line-break/>t(10 points) As an application user, I want to be able to browse all beers and beers by brewery and add any more I choose to my profile, using the BreweryDB API<text:line-break/>- <text:s text:c="3"/>I want to be able to click like/follow/subscribe on a suggestion and have it added to my profile.</text:p>
      <text:p text:style-name="P1"><text:span text:style-name="T1">DONE</text:span><text:line-break/><text:line-break/>t(2.5 points) As an application user, I want to be able to edit my profile and add, remove or change any selection of beer.</text:p>
      <text:p text:style-name="P1"><text:span text:style-name="T1">DONE</text:span><text:line-break/><text:line-break/>t(5 points) As an application user, I want to be able to click on a recommendation and see details of the associated brewery, including its address with a google map showing its location.</text:p>
      <text:p text:style-name="P1"><text:span text:style-name="T1">DONE</text:span><text:line-break/><text:line-break/>t(10 points) As an application user, I want to be able to view options for my beer club box.<text:line-break/>- <text:s text:c="3"/>These options stem from beer matches to my beer and personal preferences</text:p>
      <text:p text:style-name="P2">DONE</text:p>
      <text:p text:style-name="P1"><text:line-break/>t(5 points) As an application user, I want the ability to choose an option.</text:p>
      <text:p text:style-name="P2">DONE</text:p>
      <text:p text:style-name="P1"><text:line-break/>t(5 points) As an application user, I want the ability to pay for my beer club box subscription, using a payment API.</text:p>
      <text:p text:style-name="P2">DONE</text:p>
      <text:p text:style-name="P2"/>
      <text:p text:style-name="P2">view orders?</text:p>
      <text:p text:style-name="P2">Add brewery info button to </text:p>
      <text:p text:style-name="P2">find a way to not have a null pie piece on mat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24T08:00:02.80</meta:creation-date>
    <dc:date>2019-08-01T16:08:07.07</dc:date>
    <dc:creator>Nate Poths</dc:creator>
    <meta:editing-duration>P6DT5H41M58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1" meta:paragraph-count="17" meta:word-count="323" meta:character-count="1775"/>
  </office:meta>
</office:document-meta>
</file>